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31</text:p>
      <text:p text:style-name="Normal"/>
      <text:p text:style-name="Normal">% --- Basic facts ---</text:p>
      <text:p text:style-name="Normal">smoke.</text:p>
      <text:p text:style-name="Normal">high_temperature.</text:p>
      <text:p text:style-name="Normal"/>
      <text:p text:style-name="Normal">% --- Rules: defining goals using sub-goals ---</text:p>
      <text:p text:style-name="Normal">fire :- smoke, high_temperature.</text:p>
      <text:p text:style-name="Normal">alarm :- fire.</text:p>
      <text:p text:style-name="Normal">call_fire_brigade :- alarm.</text:p>
      <text:p text:style-name="Normal">Output:</text:p>
      <text:p text:style-name="Normal">tru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33:00Z</meta:creation-date>
    <dc:date>2025-07-08T16:33:00Z</dc:date>
    <meta:template xlink:href="Normal.dotm" xlink:type="simple"/>
    <meta:editing-cycles>1</meta:editing-cycles>
    <meta:editing-duration>PT0S</meta:editing-duration>
    <meta:document-statistic meta:page-count="1" meta:paragraph-count="1" meta:word-count="28" meta:character-count="189" meta:row-count="1" meta:non-whitespace-character-count="162"/>
  </office:meta>
</office:document-meta>
</file>